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Webdings" svg:font-family="Webdings" style:font-adornments="Predeterminado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language="en" fo:country="US"/>
    </style:style>
    <style:style style:name="P4" style:family="paragraph" style:parent-style-name="Contents_20_Heading">
      <style:text-properties fo:language="en" fo:country="US"/>
    </style:style>
    <style:style style:name="P5" style:family="paragraph" style:parent-style-name="Footer">
      <style:text-properties fo:language="en" fo:country="US"/>
    </style:style>
    <style:style style:name="P6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7" style:family="paragraph" style:parent-style-name="Header">
      <style:text-properties fo:language="en" fo:country="US"/>
    </style:style>
    <style:style style:name="P8" style:family="paragraph" style:parent-style-name="Heading_20_1">
      <style:text-properties fo:language="en" fo:country="US"/>
    </style:style>
    <style:style style:name="P9" style:family="paragraph" style:parent-style-name="Notas_20_Informativas">
      <style:text-properties fo:language="en" fo:country="US"/>
    </style:style>
    <style:style style:name="P10" style:family="paragraph" style:parent-style-name="Standard">
      <style:paragraph-properties fo:text-align="end" style:justify-single-word="false"/>
      <style:text-properties fo:color="#eeeeee" style:font-name="Calibri1" fo:font-size="12pt" fo:language="en" fo:country="US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Standard">
      <style:text-properties fo:text-transform="uppercase" fo:color="#336633" style:font-name="Calibri1" fo:font-size="24pt" fo:language="en" fo:country="US" fo:font-weight="bold" style:font-size-asian="24pt" style:font-weight-asian="bold" style:font-size-complex="24pt" style:font-weight-complex="bold"/>
    </style:style>
    <style:style style:name="P13" style:family="paragraph" style:parent-style-name="Standard">
      <style:text-properties fo:color="#336633" style:font-name="Calibri1" fo:font-size="24pt" fo:language="en" fo:country="US" fo:font-weight="normal" style:font-size-asian="24pt" style:font-weight-asian="normal" style:font-size-complex="24pt" style:font-weight-complex="normal"/>
    </style:style>
    <style:style style:name="P14" style:family="paragraph" style:parent-style-name="Standard">
      <style:text-properties style:font-name="Calibri1" fo:font-size="12pt" fo:language="en" fo:country="US" style:font-size-asian="12pt" style:font-size-complex="12pt"/>
    </style:style>
    <style:style style:name="P15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16" style:family="paragraph" style:parent-style-name="Standard" style:master-page-name="First_20_Page">
      <style:paragraph-properties style:page-number="auto"/>
      <style:text-properties fo:language="en" fo:country="US"/>
    </style:style>
    <style:style style:name="P17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fo:language="en" fo:country="US" style:font-size-asian="12pt" style:font-size-complex="12pt"/>
    </style:style>
    <style:style style:name="P18" style:family="paragraph" style:parent-style-name="Standard" style:master-page-name="Index">
      <style:paragraph-properties style:page-number="auto"/>
      <style:text-properties fo:language="en" fo:country="US"/>
    </style:style>
    <style:style style:name="P19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0" style:family="paragraph" style:parent-style-name="Standard" style:master-page-name="Standard">
      <style:paragraph-properties style:page-number="auto"/>
      <style:text-properties fo:language="en" fo:country="US"/>
    </style:style>
    <style:style style:name="P21" style:family="paragraph" style:parent-style-name="Text_20_body">
      <style:text-properties fo:color="#336633" fo:font-size="14pt" fo:language="en" fo:country="US" style:font-size-asian="14pt" style:font-size-complex="14pt"/>
    </style:style>
    <style:style style:name="P22" style:family="paragraph" style:parent-style-name="Text_20_body">
      <style:text-properties fo:language="en" fo:country="US"/>
    </style:style>
    <style:style style:name="P23" style:family="paragraph" style:parent-style-name="Text_20_body" style:list-style-name="L1">
      <style:text-properties fo:language="en" fo:country="US"/>
    </style:style>
    <style:style style:name="P24" style:family="paragraph" style:parent-style-name="Text_20_body" style:list-style-name="L2">
      <style:text-properties fo:language="en" fo:country="US"/>
    </style:style>
    <style:style style:name="P25" style:family="paragraph" style:parent-style-name="Text_20_body" style:list-style-name="L3">
      <style:text-properties fo:language="en" fo:country="US"/>
    </style:style>
    <style:style style:name="P26" style:family="paragraph" style:parent-style-name="Text_20_body" style:list-style-name="L2">
      <style:paragraph-properties fo:margin-top="0.101cm" fo:margin-bottom="0.21cm" loext:contextual-spacing="false"/>
      <style:text-properties fo:language="en" fo:country="US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28" style:family="paragraph" style:parent-style-name="Text_20_body" style:list-style-name="L4">
      <style:paragraph-properties fo:margin-left="0cm" fo:margin-right="0cm" fo:text-indent="0cm" style:auto-text-indent="false"/>
      <style:text-properties fo:language="en" fo:country="US"/>
    </style:style>
    <style:style style:name="P29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31" style:family="paragraph" style:parent-style-name="Titulo">
      <style:text-properties fo:language="en" fo:country="US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1" fo:font-size="12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1" fo:font-size="12pt" style:font-size-asian="12pt" style:font-size-complex="12pt"/>
    </style:style>
    <style:style style:name="T8" style:family="text">
      <style:text-properties style:font-name="Calibri1" fo:font-size="12pt" fo:language="en" fo:country="US" style:font-size-asian="12pt" style:font-size-complex="12pt"/>
    </style:style>
    <style:style style:name="T9" style:family="text">
      <style:text-properties officeooo:rsid="00175f31"/>
    </style:style>
    <style:style style:name="T10" style:family="text">
      <style:text-properties officeooo:rsid="001771a0"/>
    </style:style>
    <style:style style:name="T11" style:family="text">
      <style:text-properties officeooo:rsid="0019bdf2"/>
    </style:style>
    <style:style style:name="T12" style:family="text">
      <style:text-properties officeooo:rsid="001a9e41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1771a0"/>
    </style:style>
    <style:style style:name="T15" style:family="text">
      <style:text-properties fo:language="en" fo:country="US" officeooo:rsid="0019bdf2"/>
    </style:style>
    <style:style style:name="T16" style:family="text">
      <style:text-properties fo:language="en" fo:country="US" officeooo:rsid="001bf688"/>
    </style:style>
    <style:style style:name="T17" style:family="text">
      <style:text-properties style:font-name="Calibri" fo:font-size="12pt" fo:language="en" fo:country="US" officeooo:rsid="001771a0"/>
    </style:style>
    <style:style style:name="T18" style:family="text">
      <style:text-properties style:font-name="Calibri" fo:font-size="12pt" fo:language="en" fo:country="US" officeooo:rsid="001bf688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8" text:name="NumeroTema"/>
        <text:user-field-decl office:value-type="string" office:string-value="Backups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10"/>
          <text:p text:style-name="P10"><text:user-field-get text:name="Modulo">Computer Systems</text:user-field-get></text:p>
          <text:p text:style-name="P10">CFGS DAW</text:p>
        </draw:text-box>
      </draw:frame>
      <text:p text:style-name="P16"><draw:frame draw:style-name="fr2" draw:name="gráficos10" text:anchor-type="paragraph" svg:x="0cm" svg:y="0.056cm" svg:width="9.53cm" svg:height="5.23cm" draw:z-index="1"><draw:image xlink:href="Pictures/10000000000001C2000000F77A83F7227104901F.jpg" xlink:type="simple" xlink:show="embed" xlink:actuate="onLoad" loext:mime-type="image/jpeg"/></draw:frame></text:p>
      <text:p text:style-name="P11"/>
      <text:p text:style-name="P11"/>
      <text:p text:style-name="P11"/>
      <text:p text:style-name="P12">Unit 8.<text:user-field-get text:name="Tema">Backups</text:user-field-get></text:p>
      <text:p text:style-name="P13">Study guide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9">Alfredo Oltra / Sergio García</text:p>
      <text:p text:style-name="P2"><text:a xlink:type="simple" xlink:href="mailto:mail@ceedcv.e" text:style-name="Internet_20_link" text:visited-style-name="Visited_20_Internet_20_Link"><text:span text:style-name="T8">alfredo.oltra</text:span></text:a><text:a xlink:type="simple" xlink:href="mailto:mail@ceedcv.e" text:style-name="Internet_20_link" text:visited-style-name="Visited_20_Internet_20_Link"><text:span text:style-name="T8">@ceedcv.e</text:span></text:a><text:span text:style-name="T6">s</text:span></text:p>
      <text:p text:style-name="P30">201<text:span text:style-name="T12">9</text:span>/20<text:span text:style-name="T12">20</text:span></text:p>
      <text:p text:style-name="P17"><text:tab/><text:tab/><text:tab/><text:tab/><text:tab/><text:tab/><text:tab/><text:tab/><text:tab/><text:tab/>Versión:<text:date style:data-style-name="N104" text:date-value="2019-09-27T11:44:43.151079830">190927</text:date>.<text:time style:data-style-name="N105" text:time-value="2019-09-27T11:44:43.151263394">1141</text:time></text:p>
      <text:p text:style-name="P14"/>
      <text:p text:style-name="P11"/>
      <text:p text:style-name="P11"/>
      <text:p text:style-name="P11"/>
      <text:p text:style-name="P18"/>
      <text:p text:style-name="P21">Licencia</text:p>
      <text:p text:style-name="P11"/>
      <text:p text:style-name="P19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5"/>
      <text:p text:style-name="P15"><text:s/></text:p>
      <text:p text:style-name="P21">Nomenclatura</text:p>
      <text:p text:style-name="P1"/>
      <text:p text:style-name="P1">A lo largo de este tema se utilizarán distintos símbolos para distinguir elementos importantes dentro del contenido. Estos símbolos son:</text:p>
      <text:p text:style-name="P1"/>
      <text:p text:style-name="P9"><text:span text:style-name="T3"> </text:span>Importante</text:p>
      <text:p text:style-name="P27"/>
      <text:p text:style-name="P9"><text:span text:style-name="T3"> </text:span>Atención</text:p>
      <text:p text:style-name="P27"/>
      <text:p text:style-name="P9"><text:span text:style-name="T3"></text:span> <text:s/>Interesante</text:p>
      <text:h text:style-name="P8" text:outline-level="1" text:is-list-header="true"/>
      <text:p text:style-name="P11"/>
      <text:p text:style-name="P11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4">Índice de contenido</text:p>
          </text:index-title>
          <text:p text:style-name="P3">1. Data<text:tab/>3</text:p>
          <text:p text:style-name="P3">2. Previous knowledge<text:tab/>3</text:p>
          <text:p text:style-name="P3">3. Objectives<text:tab/>3</text:p>
          <text:p text:style-name="P3">4. Contents<text:tab/>3</text:p>
          <text:p text:style-name="P3">5. Activities<text:tab/>3</text:p>
          <text:p text:style-name="P3">6. Recommendations<text:tab/>3</text:p>
        </text:index-body>
      </text:table-of-content>
      <text:p text:style-name="P11"/>
      <text:p text:style-name="P20"/>
      <text:p text:style-name="P31">UD0<text:user-field-get text:name="NumeroTema">8</text:user-field-get>. <text:user-field-get text:name="Tema">Backups</text:user-field-get></text:p>
      <text:h text:style-name="P8" text:outline-level="1">Data</text:h>
      <text:p text:style-name="Text_20_body"><text:span text:style-name="T13">From </text:span><text:span text:style-name="T14">2</text:span><text:span text:style-name="T18">0</text:span><text:span text:style-name="T13">/0</text:span><text:span text:style-name="T15">1</text:span><text:span text:style-name="T13">/20</text:span><text:span text:style-name="T16">20</text:span><text:span text:style-name="T13"> to </text:span><text:span text:style-name="T14">2</text:span><text:span text:style-name="T16">6</text:span><text:span text:style-name="T13">/0</text:span><text:span text:style-name="T14">1</text:span><text:span text:style-name="T13">/20</text:span><text:span text:style-name="T16">20</text:span><text:span text:style-name="T13">. The length of the unit is 1 weeks (8 hours).</text:span></text:p>
      <text:h text:style-name="P8" text:outline-level="1">Previous knowledge</text:h>
      <text:list xml:id="list3860749778" text:style-name="L1">
        <text:list-item>
          <text:p text:style-name="P23">Unit 2. <text:span text:style-name="T10">Fu</text:span>nctional elements <text:span text:style-name="T10">of a computer</text:span></text:p>
        </text:list-item>
        <text:list-item>
          <text:p text:style-name="P23">Unit 3. Hardware Components</text:p>
        </text:list-item>
      </text:list>
      <text:h text:style-name="P8" text:outline-level="1">Objectives</text:h>
      <text:list xml:id="list2619872326" text:style-name="L2">
        <text:list-item>
          <text:p text:style-name="P24">To learn what is a Backup.</text:p>
        </text:list-item>
        <text:list-item>
          <text:p text:style-name="P24">To learn why a backup is important.</text:p>
        </text:list-item>
        <text:list-item>
          <text:p text:style-name="P24">To learn what is a backup policy.</text:p>
        </text:list-item>
        <text:list-item>
          <text:p text:style-name="P24">To learn what are the different kinds of backups.</text:p>
        </text:list-item>
        <text:list-item>
          <text:p text:style-name="P26">To learn the differents medias to make backups.</text:p>
        </text:list-item>
        <text:list-item>
          <text:p text:style-name="P26">To learn what is a RAID system.</text:p>
        </text:list-item>
        <text:list-item>
          <text:p text:style-name="P26">To learn what are the RAID levels</text:p>
        </text:list-item>
      </text:list>
      <text:h text:style-name="P8" text:outline-level="1">Contents</text:h>
      <text:list xml:id="list2058967731" text:style-name="L3">
        <text:list-item>
          <text:p text:style-name="P25">Backups</text:p>
        </text:list-item>
        <text:list-item>
          <text:p text:style-name="P25">Backup policy</text:p>
        </text:list-item>
        <text:list-item>
          <text:p text:style-name="P25">Kinds of backups</text:p>
        </text:list-item>
        <text:list-item>
          <text:p text:style-name="P25">RAID</text:p>
        </text:list-item>
      </text:list>
      <text:h text:style-name="P8" text:outline-level="1">Activities</text:h>
      <text:list xml:id="list2856091065" text:style-name="L4">
        <text:list-header>
          <text:p text:style-name="P28"><text:s text:c="2"/>You have a test to check and improve your knowledge</text:p>
        </text:list-header>
      </text:list>
      <text:h text:style-name="P8" text:outline-level="1">Recommendations</text:h>
      <text:p text:style-name="P1">This is a short and simple unit, but it is a theoric unit. You need to make schema and a summary.</text:p>
      <text:p text:style-name="P1">There are a test to help you checking your <text:span text:style-name="T12">knowledge.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Webdings" svg:font-family="Webdings" style:font-adornments="Predeterminado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uter Systems" text:name="Modulo"/>
          <text:user-field-decl office:value-type="string" office:string-value="8" text:name="NumeroTema"/>
          <text:user-field-decl office:value-type="string" office:string-value="Backups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8</text:user-field-get></text:span><text:span text:style-name="MT1">. </text:span><text:span text:style-name="MT1"><text:user-field-get text:name="Tema">Backups</text:user-field-get></text:span></text:p>
      </style:header>
      <style:footer>
        <text:user-field-decls>
          <text:user-field-decl office:value-type="string" office:string-value="8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8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MP1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5T13:17:11.549477348</meta:creation-date>
    <meta:editing-duration>P1DT13H58M4S</meta:editing-duration>
    <meta:editing-cycles>25</meta:editing-cycles>
    <meta:generator>LibreOffice/6.3.1.2$Linux_X86_64 LibreOffice_project/30$Build-2</meta:generator>
    <dc:title>Plantilla CEED</dc:title>
    <dc:date>2019-09-27T11:44:32.892098639</dc:date>
    <meta:document-statistic meta:table-count="0" meta:image-count="1" meta:object-count="0" meta:page-count="3" meta:paragraph-count="50" meta:word-count="273" meta:character-count="1559" meta:non-whitespace-character-count="1334"/>
    <meta:template xlink:type="simple" xlink:actuate="onRequest" xlink:title="Plantilla CEED" xlink:href="../../.config/libreoffice/4/user/template/Plantilla%20CEED.ott" meta:date="2016-09-15T13:17:11.020000000"/>
  </office:meta>
</office:document-meta>
</file>